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t_farm</text:p>
      <text:p text:style-name="Standard"/>
      <text:p text:style-name="Standard">1.Meadow is a class and the design pattern used is singleton as it provides global point of access throughout.</text:p>
      <text:p text:style-name="Standard">2.Meadow is associated to antfarm ie 1 to many 1 meadow can have multiple antfarms</text:p>
      <text:p text:style-name="Standard"><text:s text:c="3"/>anh multiple antfarms exist on one meadow</text:p>
      <text:p text:style-name="Standard">3.I have not represented the decorator pattern in the diagram as i was not sure with its representation</text:p>
      <text:p text:style-name="Standard"><text:s text:c="3"/>but in case of fight interface we have battle between two ant colonies and the winner gets the <text:s text:c="6"/>attributes of loser ant too so we can go for decorator pattern in case of fight interface</text:p>
      <text:p text:style-name="Standard">4.Ant farm and ant rooms has 1 to many association</text:p>
      <text:p text:style-name="Standard">5.As one ant species exists in one ant farm at a time the association is one to one a directed association .</text:p>
      <text:p text:style-name="Standard">6.There is a interface battle and has two subclasses that implement this interface ie antcolony1 and antcolony 2 between whom fights takes pl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onise </meta:initial-creator>
    <meta:creation-date>2014-07-07T18:26:18</meta:creation-date>
    <dc:date>2014-07-07T19:34:37</dc:date>
    <dc:creator>webonise </dc:creator>
    <meta:editing-duration>PT29M13S</meta:editing-duration>
    <meta:editing-cycles>1</meta:editing-cycles>
    <meta:document-statistic meta:table-count="0" meta:image-count="0" meta:object-count="0" meta:page-count="1" meta:paragraph-count="9" meta:word-count="150" meta:character-count="843" meta:non-whitespace-character-count="690"/>
    <meta:generator>LibreOffice/3.5$Linux_X86_64 LibreOffice_project/350m1$Build-2</meta:generator>
  </office:meta>
</office:document-meta>
</file>